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00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0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0 1 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4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00 -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00 -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1101 --- 0 * ddd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Special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0 -- op2</text:p>
          </table:table-cell>
          <table:table-cell office:value-type="string" calcext:value-type="string">
            <text:p>puts PC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1111 -- op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8:24:51.966072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3T10:34:49.558093134</dc:date>
    <meta:editing-duration>P2DT7H26M31S</meta:editing-duration>
    <meta:editing-cycles>43</meta:editing-cycles>
    <meta:generator>LibreOffice/4.1.4.2$Linux_X86_64 LibreOffice_project/410$Build-2</meta:generator>
    <meta:document-statistic meta:table-count="1" meta:cell-count="234" meta:object-count="0"/>
  </office:meta>
</office:document-meta>
</file>